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5" table:style-name="ta1">
        <table:shapes>
          <draw:frame draw:z-index="0" draw:style-name="gr1" draw:text-style-name="P1" svg:width="159.99mm" svg:height="89.99mm" svg:x="290.87mm" svg:y="0.46mm">
            <loext:p draw:notify-on-update-of-ranges="test165.B1:test165.B1 test165.B2:test165.B70 test165.C1:test165.C1 test165.C2:test165.C70 test165.D1:test165.D1 test165.D2:test165.D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58mm" svg:y="94.84mm">
            <loext:p draw:notify-on-update-of-ranges="test165.B2:test165.B70 test165.F1:test165.F1 test165.F2:test165.F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1.56mm" svg:y="91.66mm">
            <loext:p draw:notify-on-update-of-ranges="test165.B2:test165.B70 test165.G1:test165.G1 test165.G2:test165.G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7.92mm" svg:y="1mm">
            <loext:p draw:notify-on-update-of-ranges="test165.G1:test165.G1 test165.G2:test165.G70 test165.C1:test165.C1 test165.C2:test165.C70 test165.G1:test165.G1 test165.G2:test165.G70 test165.D1:test165.D1 test165.D2:test165.D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1</text:p>
          </table:table-cell>
          <table:table-cell office:value-type="float" office:value="0.016781" calcext:value-type="float">
            <text:p>0.016781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0" calcext:value-type="float">
            <text:p>0</text:p>
          </table:table-cell>
          <table:table-cell office:value-type="float" office:value="127764" calcext:value-type="float">
            <text:p>1277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2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" calcext:value-type="float">
            <text:p>0</text:p>
          </table:table-cell>
          <table:table-cell office:value-type="float" office:value="36586" calcext:value-type="float">
            <text:p>365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3</text:p>
          </table:table-cell>
          <table:table-cell office:value-type="float" office:value="0.012671" calcext:value-type="float">
            <text:p>0.012671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" calcext:value-type="float">
            <text:p>0</text:p>
          </table:table-cell>
          <table:table-cell office:value-type="float" office:value="30450" calcext:value-type="float">
            <text:p>304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4</text:p>
          </table:table-cell>
          <table:table-cell office:value-type="float" office:value="0.012865" calcext:value-type="float">
            <text:p>0.012865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" calcext:value-type="float">
            <text:p>0</text:p>
          </table:table-cell>
          <table:table-cell office:value-type="float" office:value="33014" calcext:value-type="float">
            <text:p>33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5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" calcext:value-type="float">
            <text:p>0</text:p>
          </table:table-cell>
          <table:table-cell office:value-type="float" office:value="42361" calcext:value-type="float">
            <text:p>423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6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" calcext:value-type="float">
            <text:p>0</text:p>
          </table:table-cell>
          <table:table-cell office:value-type="float" office:value="33834" calcext:value-type="float">
            <text:p>338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7</text:p>
          </table:table-cell>
          <table:table-cell office:value-type="float" office:value="0.012553" calcext:value-type="float">
            <text:p>0.012553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" calcext:value-type="float">
            <text:p>0</text:p>
          </table:table-cell>
          <table:table-cell office:value-type="float" office:value="29674" calcext:value-type="float">
            <text:p>296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8</text:p>
          </table:table-cell>
          <table:table-cell office:value-type="float" office:value="0.013511" calcext:value-type="float">
            <text:p>0.013511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" calcext:value-type="float">
            <text:p>0</text:p>
          </table:table-cell>
          <table:table-cell office:value-type="float" office:value="54113" calcext:value-type="float">
            <text:p>541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29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" calcext:value-type="float">
            <text:p>0</text:p>
          </table:table-cell>
          <table:table-cell office:value-type="float" office:value="68752" calcext:value-type="float">
            <text:p>687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0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0" calcext:value-type="float">
            <text:p>0</text:p>
          </table:table-cell>
          <table:table-cell office:value-type="float" office:value="104901" calcext:value-type="float">
            <text:p>1049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1</text:p>
          </table:table-cell>
          <table:table-cell office:value-type="float" office:value="0.013501" calcext:value-type="float">
            <text:p>0.013501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" calcext:value-type="float">
            <text:p>0</text:p>
          </table:table-cell>
          <table:table-cell office:value-type="float" office:value="53550" calcext:value-type="float">
            <text:p>535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2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" calcext:value-type="float">
            <text:p>0</text:p>
          </table:table-cell>
          <table:table-cell office:value-type="float" office:value="62929" calcext:value-type="float">
            <text:p>629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3</text:p>
          </table:table-cell>
          <table:table-cell office:value-type="float" office:value="0.016271" calcext:value-type="float">
            <text:p>0.016271</text:p>
          </table:table-cell>
          <table:table-cell office:value-type="float" office:value="0.005379" calcext:value-type="float">
            <text:p>0.005379</text:p>
          </table:table-cell>
          <table:table-cell office:value-type="float" office:value="0" calcext:value-type="float">
            <text:p>0</text:p>
          </table:table-cell>
          <table:table-cell office:value-type="float" office:value="98836" calcext:value-type="float">
            <text:p>988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4</text:p>
          </table:table-cell>
          <table:table-cell office:value-type="float" office:value="0.019733" calcext:value-type="float">
            <text:p>0.019733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0" calcext:value-type="float">
            <text:p>0</text:p>
          </table:table-cell>
          <table:table-cell office:value-type="float" office:value="97363" calcext:value-type="float">
            <text:p>973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5</text:p>
          </table:table-cell>
          <table:table-cell office:value-type="float" office:value="0.017169" calcext:value-type="float">
            <text:p>0.017169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" calcext:value-type="float">
            <text:p>0</text:p>
          </table:table-cell>
          <table:table-cell office:value-type="float" office:value="80115" calcext:value-type="float">
            <text:p>801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6</text:p>
          </table:table-cell>
          <table:table-cell office:value-type="float" office:value="0.015305" calcext:value-type="float">
            <text:p>0.015305</text:p>
          </table:table-cell>
          <table:table-cell office:value-type="float" office:value="0.004346" calcext:value-type="float">
            <text:p>0.004346</text:p>
          </table:table-cell>
          <table:table-cell office:value-type="float" office:value="0" calcext:value-type="float">
            <text:p>0</text:p>
          </table:table-cell>
          <table:table-cell office:value-type="float" office:value="67807" calcext:value-type="float">
            <text:p>6780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7</text:p>
          </table:table-cell>
          <table:table-cell office:value-type="float" office:value="0.030027" calcext:value-type="float">
            <text:p>0.030027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0" calcext:value-type="float">
            <text:p>0</text:p>
          </table:table-cell>
          <table:table-cell office:value-type="float" office:value="66251" calcext:value-type="float">
            <text:p>662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8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" calcext:value-type="float">
            <text:p>0</text:p>
          </table:table-cell>
          <table:table-cell office:value-type="float" office:value="38285" calcext:value-type="float">
            <text:p>382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39</text:p>
          </table:table-cell>
          <table:table-cell office:value-type="float" office:value="0.012177" calcext:value-type="float">
            <text:p>0.012177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34279" calcext:value-type="float">
            <text:p>342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0</text:p>
          </table:table-cell>
          <table:table-cell office:value-type="float" office:value="0.013135" calcext:value-type="float">
            <text:p>0.013135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" calcext:value-type="float">
            <text:p>0</text:p>
          </table:table-cell>
          <table:table-cell office:value-type="float" office:value="61217" calcext:value-type="float">
            <text:p>612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1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" calcext:value-type="float">
            <text:p>0</text:p>
          </table:table-cell>
          <table:table-cell office:value-type="float" office:value="58438" calcext:value-type="float">
            <text:p>5843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2</text:p>
          </table:table-cell>
          <table:table-cell office:value-type="float" office:value="0.012183" calcext:value-type="float">
            <text:p>0.012183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" calcext:value-type="float">
            <text:p>0</text:p>
          </table:table-cell>
          <table:table-cell office:value-type="float" office:value="34785" calcext:value-type="float">
            <text:p>3478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3</text:p>
          </table:table-cell>
          <table:table-cell office:value-type="float" office:value="0.017613" calcext:value-type="float">
            <text:p>0.017613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" calcext:value-type="float">
            <text:p>0</text:p>
          </table:table-cell>
          <table:table-cell office:value-type="float" office:value="65359" calcext:value-type="float">
            <text:p>6535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4</text:p>
          </table:table-cell>
          <table:table-cell office:value-type="float" office:value="0.013295" calcext:value-type="float">
            <text:p>0.013295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" calcext:value-type="float">
            <text:p>0</text:p>
          </table:table-cell>
          <table:table-cell office:value-type="float" office:value="39900" calcext:value-type="float">
            <text:p>399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5</text:p>
          </table:table-cell>
          <table:table-cell office:value-type="float" office:value="0.018728" calcext:value-type="float">
            <text:p>0.018728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office:value-type="float" office:value="62545" calcext:value-type="float">
            <text:p>625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6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" calcext:value-type="float">
            <text:p>0</text:p>
          </table:table-cell>
          <table:table-cell office:value-type="float" office:value="97857" calcext:value-type="float">
            <text:p>9785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7</text:p>
          </table:table-cell>
          <table:table-cell office:value-type="float" office:value="0.016665" calcext:value-type="float">
            <text:p>0.016665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" calcext:value-type="float">
            <text:p>0</text:p>
          </table:table-cell>
          <table:table-cell office:value-type="float" office:value="63520" calcext:value-type="float">
            <text:p>635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8</text:p>
          </table:table-cell>
          <table:table-cell office:value-type="float" office:value="0.015188" calcext:value-type="float">
            <text:p>0.015188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" calcext:value-type="float">
            <text:p>0</text:p>
          </table:table-cell>
          <table:table-cell office:value-type="float" office:value="51171" calcext:value-type="float">
            <text:p>511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49</text:p>
          </table:table-cell>
          <table:table-cell office:value-type="float" office:value="0.102596" calcext:value-type="float">
            <text:p>0.102596</text:p>
          </table:table-cell>
          <table:table-cell office:value-type="float" office:value="0.021677" calcext:value-type="float">
            <text:p>0.021677</text:p>
          </table:table-cell>
          <table:table-cell office:value-type="float" office:value="0" calcext:value-type="float">
            <text:p>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0</text:p>
          </table:table-cell>
          <table:table-cell office:value-type="float" office:value="0.018916" calcext:value-type="float">
            <text:p>0.018916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" calcext:value-type="float">
            <text:p>0</text:p>
          </table:table-cell>
          <table:table-cell office:value-type="float" office:value="62486" calcext:value-type="float">
            <text:p>624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1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" calcext:value-type="float">
            <text:p>0</text:p>
          </table:table-cell>
          <table:table-cell office:value-type="float" office:value="83924" calcext:value-type="float">
            <text:p>8392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2</text:p>
          </table:table-cell>
          <table:table-cell office:value-type="float" office:value="0.070097" calcext:value-type="float">
            <text:p>0.070097</text:p>
          </table:table-cell>
          <table:table-cell office:value-type="float" office:value="0.011857" calcext:value-type="float">
            <text:p>0.011857</text:p>
          </table:table-cell>
          <table:table-cell office:value-type="float" office:value="0" calcext:value-type="float">
            <text:p>0</text:p>
          </table:table-cell>
          <table:table-cell office:value-type="float" office:value="60396" calcext:value-type="float">
            <text:p>6039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3</text:p>
          </table:table-cell>
          <table:table-cell office:value-type="float" office:value="0.034291" calcext:value-type="float">
            <text:p>0.034291</text:p>
          </table:table-cell>
          <table:table-cell office:value-type="float" office:value="0.009229" calcext:value-type="float">
            <text:p>0.009229</text:p>
          </table:table-cell>
          <table:table-cell office:value-type="float" office:value="0" calcext:value-type="float">
            <text:p>0</text:p>
          </table:table-cell>
          <table:table-cell office:value-type="float" office:value="74847" calcext:value-type="float">
            <text:p>7484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4</text:p>
          </table:table-cell>
          <table:table-cell office:value-type="float" office:value="0.064906" calcext:value-type="float">
            <text:p>0.064906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" calcext:value-type="float">
            <text:p>0</text:p>
          </table:table-cell>
          <table:table-cell office:value-type="float" office:value="89829" calcext:value-type="float">
            <text:p>8982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5</text:p>
          </table:table-cell>
          <table:table-cell office:value-type="float" office:value="0.096258" calcext:value-type="float">
            <text:p>0.096258</text:p>
          </table:table-cell>
          <table:table-cell office:value-type="float" office:value="0.024892" calcext:value-type="float">
            <text:p>0.024892</text:p>
          </table:table-cell>
          <table:table-cell office:value-type="float" office:value="0" calcext:value-type="float">
            <text:p>0</text:p>
          </table:table-cell>
          <table:table-cell office:value-type="float" office:value="94054" calcext:value-type="float">
            <text:p>9405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6</text:p>
          </table:table-cell>
          <table:table-cell office:value-type="float" office:value="0.191416" calcext:value-type="float">
            <text:p>0.191416</text:p>
          </table:table-cell>
          <table:table-cell office:value-type="float" office:value="0.047141" calcext:value-type="float">
            <text:p>0.047141</text:p>
          </table:table-cell>
          <table:table-cell office:value-type="float" office:value="0" calcext:value-type="float">
            <text:p>0</text:p>
          </table:table-cell>
          <table:table-cell office:value-type="float" office:value="98267" calcext:value-type="float">
            <text:p>9826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7</text:p>
          </table:table-cell>
          <table:table-cell office:value-type="float" office:value="0.054634" calcext:value-type="float">
            <text:p>0.054634</text:p>
          </table:table-cell>
          <table:table-cell office:value-type="float" office:value="0.010253" calcext:value-type="float">
            <text:p>0.010253</text:p>
          </table:table-cell>
          <table:table-cell office:value-type="float" office:value="0" calcext:value-type="float">
            <text:p>0</text:p>
          </table:table-cell>
          <table:table-cell office:value-type="float" office:value="69122" calcext:value-type="float">
            <text:p>6912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8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" calcext:value-type="float">
            <text:p>0</text:p>
          </table:table-cell>
          <table:table-cell office:value-type="float" office:value="47930" calcext:value-type="float">
            <text:p>479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3:59</text:p>
          </table:table-cell>
          <table:table-cell office:value-type="float" office:value="0.016316" calcext:value-type="float">
            <text:p>0.0163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  <table:table-cell office:value-type="float" office:value="44255" calcext:value-type="float">
            <text:p>442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0</text:p>
          </table:table-cell>
          <table:table-cell office:value-type="float" office:value="0.052342" calcext:value-type="float">
            <text:p>0.05234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1</text:p>
          </table:table-cell>
          <table:table-cell office:value-type="float" office:value="0.107415" calcext:value-type="float">
            <text:p>0.107415</text:p>
          </table:table-cell>
          <table:table-cell office:value-type="float" office:value="0.013985" calcext:value-type="float">
            <text:p>0.013985</text:p>
          </table:table-cell>
          <table:table-cell office:value-type="float" office:value="0" calcext:value-type="float">
            <text:p>0</text:p>
          </table:table-cell>
          <table:table-cell office:value-type="float" office:value="71877" calcext:value-type="float">
            <text:p>7187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2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008155" calcext:value-type="float">
            <text:p>0.008155</text:p>
          </table:table-cell>
          <table:table-cell office:value-type="float" office:value="0" calcext:value-type="float">
            <text:p>0</text:p>
          </table:table-cell>
          <table:table-cell office:value-type="float" office:value="61916" calcext:value-type="float">
            <text:p>6191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3</text:p>
          </table:table-cell>
          <table:table-cell office:value-type="float" office:value="0.059588" calcext:value-type="float">
            <text:p>0.059588</text:p>
          </table:table-cell>
          <table:table-cell office:value-type="float" office:value="0.013467" calcext:value-type="float">
            <text:p>0.013467</text:p>
          </table:table-cell>
          <table:table-cell office:value-type="float" office:value="0" calcext:value-type="float">
            <text:p>0</text:p>
          </table:table-cell>
          <table:table-cell office:value-type="float" office:value="64829" calcext:value-type="float">
            <text:p>648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4</text:p>
          </table:table-cell>
          <table:table-cell office:value-type="float" office:value="0.141951" calcext:value-type="float">
            <text:p>0.141951</text:p>
          </table:table-cell>
          <table:table-cell office:value-type="float" office:value="0.018224" calcext:value-type="float">
            <text:p>0.018224</text:p>
          </table:table-cell>
          <table:table-cell office:value-type="float" office:value="0" calcext:value-type="float">
            <text:p>0</text:p>
          </table:table-cell>
          <table:table-cell office:value-type="float" office:value="75027" calcext:value-type="float">
            <text:p>7502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5</text:p>
          </table:table-cell>
          <table:table-cell office:value-type="float" office:value="0.188426" calcext:value-type="float">
            <text:p>0.188426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" calcext:value-type="float">
            <text:p>0</text:p>
          </table:table-cell>
          <table:table-cell office:value-type="float" office:value="86417" calcext:value-type="float">
            <text:p>8641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6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0" calcext:value-type="float">
            <text:p>0</text:p>
          </table:table-cell>
          <table:table-cell office:value-type="float" office:value="78293" calcext:value-type="float">
            <text:p>78293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7</text:p>
          </table:table-cell>
          <table:table-cell office:value-type="float" office:value="0.294013" calcext:value-type="float">
            <text:p>0.294013</text:p>
          </table:table-cell>
          <table:table-cell office:value-type="float" office:value="0.031424" calcext:value-type="float">
            <text:p>0.031424</text:p>
          </table:table-cell>
          <table:table-cell office:value-type="float" office:value="0" calcext:value-type="float">
            <text:p>0</text:p>
          </table:table-cell>
          <table:table-cell office:value-type="float" office:value="84141" calcext:value-type="float">
            <text:p>8414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8</text:p>
          </table:table-cell>
          <table:table-cell office:value-type="float" office:value="0.81511" calcext:value-type="float">
            <text:p>0.81511</text:p>
          </table:table-cell>
          <table:table-cell office:value-type="float" office:value="0.057857" calcext:value-type="float">
            <text:p>0.057857</text:p>
          </table:table-cell>
          <table:table-cell office:value-type="float" office:value="0" calcext:value-type="float">
            <text:p>0</text:p>
          </table:table-cell>
          <table:table-cell office:value-type="float" office:value="77757" calcext:value-type="float">
            <text:p>777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09</text:p>
          </table:table-cell>
          <table:table-cell office:value-type="float" office:value="1.083486" calcext:value-type="float">
            <text:p>1.083486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0" calcext:value-type="float">
            <text:p>0</text:p>
          </table:table-cell>
          <table:table-cell office:value-type="float" office:value="113673" calcext:value-type="float">
            <text:p>11367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0</text:p>
          </table:table-cell>
          <table:table-cell office:value-type="float" office:value="1.056783" calcext:value-type="float">
            <text:p>1.056783</text:p>
          </table:table-cell>
          <table:table-cell office:value-type="float" office:value="0.057473" calcext:value-type="float">
            <text:p>0.057473</text:p>
          </table:table-cell>
          <table:table-cell office:value-type="float" office:value="0" calcext:value-type="float">
            <text:p>0</text:p>
          </table:table-cell>
          <table:table-cell office:value-type="float" office:value="61928" calcext:value-type="float">
            <text:p>6192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1</text:p>
          </table:table-cell>
          <table:table-cell office:value-type="float" office:value="0.83478" calcext:value-type="float">
            <text:p>0.83478</text:p>
          </table:table-cell>
          <table:table-cell office:value-type="float" office:value="0.058876" calcext:value-type="float">
            <text:p>0.058876</text:p>
          </table:table-cell>
          <table:table-cell office:value-type="float" office:value="0" calcext:value-type="float">
            <text:p>0</text:p>
          </table:table-cell>
          <table:table-cell office:value-type="float" office:value="107190" calcext:value-type="float">
            <text:p>10719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2</text:p>
          </table:table-cell>
          <table:table-cell office:value-type="float" office:value="5.750103" calcext:value-type="float">
            <text:p>5.750103</text:p>
          </table:table-cell>
          <table:table-cell office:value-type="float" office:value="0.070349" calcext:value-type="float">
            <text:p>0.070349</text:p>
          </table:table-cell>
          <table:table-cell office:value-type="float" office:value="0" calcext:value-type="float">
            <text:p>0</text:p>
          </table:table-cell>
          <table:table-cell office:value-type="float" office:value="72180" calcext:value-type="float">
            <text:p>7218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3</text:p>
          </table:table-cell>
          <table:table-cell office:value-type="float" office:value="7.579511" calcext:value-type="float">
            <text:p>7.579511</text:p>
          </table:table-cell>
          <table:table-cell office:value-type="float" office:value="0.016076" calcext:value-type="float">
            <text:p>0.016076</text:p>
          </table:table-cell>
          <table:table-cell office:value-type="float" office:value="0" calcext:value-type="float">
            <text:p>0</text:p>
          </table:table-cell>
          <table:table-cell office:value-type="float" office:value="42694" calcext:value-type="float">
            <text:p>4269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4</text:p>
          </table:table-cell>
          <table:table-cell office:value-type="float" office:value="7.199446" calcext:value-type="float">
            <text:p>7.199446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" calcext:value-type="float">
            <text:p>0</text:p>
          </table:table-cell>
          <table:table-cell office:value-type="float" office:value="74428" calcext:value-type="float">
            <text:p>7442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5</text:p>
          </table:table-cell>
          <table:table-cell office:value-type="float" office:value="7.382535" calcext:value-type="float">
            <text:p>7.382535</text:p>
          </table:table-cell>
          <table:table-cell office:value-type="float" office:value="0.011258" calcext:value-type="float">
            <text:p>0.011258</text:p>
          </table:table-cell>
          <table:table-cell office:value-type="float" office:value="0" calcext:value-type="float">
            <text:p>0</text:p>
          </table:table-cell>
          <table:table-cell office:value-type="float" office:value="53836" calcext:value-type="float">
            <text:p>5383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6</text:p>
          </table:table-cell>
          <table:table-cell office:value-type="float" office:value="7.209315" calcext:value-type="float">
            <text:p>7.209315</text:p>
          </table:table-cell>
          <table:table-cell office:value-type="float" office:value="0.028902" calcext:value-type="float">
            <text:p>0.028902</text:p>
          </table:table-cell>
          <table:table-cell office:value-type="float" office:value="0" calcext:value-type="float">
            <text:p>0</text:p>
          </table:table-cell>
          <table:table-cell office:value-type="float" office:value="74492" calcext:value-type="float">
            <text:p>7449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7</text:p>
          </table:table-cell>
          <table:table-cell office:value-type="float" office:value="7.14466" calcext:value-type="float">
            <text:p>7.14466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" calcext:value-type="float">
            <text:p>0</text:p>
          </table:table-cell>
          <table:table-cell office:value-type="float" office:value="74051" calcext:value-type="float">
            <text:p>7405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8</text:p>
          </table:table-cell>
          <table:table-cell office:value-type="float" office:value="7.253021" calcext:value-type="float">
            <text:p>7.253021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" calcext:value-type="float">
            <text:p>0</text:p>
          </table:table-cell>
          <table:table-cell office:value-type="float" office:value="78072" calcext:value-type="float">
            <text:p>7807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08:44:19</text:p>
          </table:table-cell>
          <table:table-cell office:value-type="float" office:value="7.46833" calcext:value-type="float">
            <text:p>7.46833</text:p>
          </table:table-cell>
          <table:table-cell office:value-type="float" office:value="0.035121" calcext:value-type="float">
            <text:p>0.035121</text:p>
          </table:table-cell>
          <table:table-cell office:value-type="float" office:value="0" calcext:value-type="float">
            <text:p>0</text:p>
          </table:table-cell>
          <table:table-cell office:value-type="float" office:value="82116" calcext:value-type="float">
            <text:p>82116</text:p>
          </table:table-cell>
          <table:table-cell office:value-type="float" office:value="999" calcext:value-type="float">
            <text:p>99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0</text:p>
          </table:table-cell>
          <table:table-cell office:value-type="float" office:value="6.885758" calcext:value-type="float">
            <text:p>6.885758</text:p>
          </table:table-cell>
          <table:table-cell office:value-type="float" office:value="0.026774" calcext:value-type="float">
            <text:p>0.026774</text:p>
          </table:table-cell>
          <table:table-cell office:value-type="float" office:value="0" calcext:value-type="float">
            <text:p>0</text:p>
          </table:table-cell>
          <table:table-cell office:value-type="float" office:value="75918" calcext:value-type="float">
            <text:p>75918</text:p>
          </table:table-cell>
          <table:table-cell office:value-type="float" office:value="793" calcext:value-type="float">
            <text:p>793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1</text:p>
          </table:table-cell>
          <table:table-cell office:value-type="float" office:value="7.18675" calcext:value-type="float">
            <text:p>7.18675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" calcext:value-type="float">
            <text:p>0</text:p>
          </table:table-cell>
          <table:table-cell office:value-type="float" office:value="38908" calcext:value-type="float">
            <text:p>38908</text:p>
          </table:table-cell>
          <table:table-cell office:value-type="float" office:value="381" calcext:value-type="float">
            <text:p>381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2</text:p>
          </table:table-cell>
          <table:table-cell office:value-type="float" office:value="7.100643" calcext:value-type="float">
            <text:p>7.100643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" calcext:value-type="float">
            <text:p>0</text:p>
          </table:table-cell>
          <table:table-cell office:value-type="float" office:value="86100" calcext:value-type="float">
            <text:p>861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3</text:p>
          </table:table-cell>
          <table:table-cell office:value-type="float" office:value="7.0672" calcext:value-type="float">
            <text:p>7.0672</text:p>
          </table:table-cell>
          <table:table-cell office:value-type="float" office:value="0.007913" calcext:value-type="float">
            <text:p>0.007913</text:p>
          </table:table-cell>
          <table:table-cell office:value-type="float" office:value="0" calcext:value-type="float">
            <text:p>0</text:p>
          </table:table-cell>
          <table:table-cell office:value-type="float" office:value="99908" calcext:value-type="float">
            <text:p>99908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4</text:p>
          </table:table-cell>
          <table:table-cell office:value-type="float" office:value="4.616741" calcext:value-type="float">
            <text:p>4.616741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0" calcext:value-type="float">
            <text:p>0</text:p>
          </table:table-cell>
          <table:table-cell office:value-type="float" office:value="150929" calcext:value-type="float">
            <text:p>150929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5</text:p>
          </table:table-cell>
          <table:table-cell office:value-type="float" office:value="10.023795" calcext:value-type="float">
            <text:p>10.023795</text:p>
          </table:table-cell>
          <table:table-cell office:value-type="float" office:value="0.002842" calcext:value-type="float">
            <text:p>0.002842</text:p>
          </table:table-cell>
          <table:table-cell office:value-type="float" office:value="0" calcext:value-type="float">
            <text:p>0</text:p>
          </table:table-cell>
          <table:table-cell office:value-type="float" office:value="39367" calcext:value-type="float">
            <text:p>3936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6</text:p>
          </table:table-cell>
          <table:table-cell office:value-type="float" office:value="8.089768" calcext:value-type="float">
            <text:p>8.089768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" calcext:value-type="float">
            <text:p>0</text:p>
          </table:table-cell>
          <table:table-cell office:value-type="float" office:value="194869" calcext:value-type="float">
            <text:p>19486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7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0.007417" calcext:value-type="float">
            <text:p>0.007417</text:p>
          </table:table-cell>
          <table:table-cell office:value-type="float" office:value="0" calcext:value-type="float">
            <text:p>0</text:p>
          </table:table-cell>
          <table:table-cell office:value-type="float" office:value="137407" calcext:value-type="float">
            <text:p>13740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8</text:p>
          </table:table-cell>
          <table:table-cell office:value-type="float" office:value="0.024607" calcext:value-type="float">
            <text:p>0.024607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0" calcext:value-type="float">
            <text:p>0</text:p>
          </table:table-cell>
          <table:table-cell office:value-type="float" office:value="254379" calcext:value-type="float">
            <text:p>25437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08:44:2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35511" calcext:value-type="float">
            <text:p>0.035511</text:p>
          </table:table-cell>
          <table:table-cell office:value-type="float" office:value="0" calcext:value-type="float">
            <text:p>0</text:p>
          </table:table-cell>
          <table:table-cell office:value-type="float" office:value="602518" calcext:value-type="float">
            <text:p>60251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08:54:04.501425385</dc:date>
    <meta:editing-duration>PT5M59S</meta:editing-duration>
    <meta:editing-cycles>1</meta:editing-cycles>
    <meta:document-statistic meta:table-count="1" meta:cell-count="490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test 165, no-cache header sent</text:p>
        </chart:title>
        <chart:legend chart:legend-position="end" svg:x="14.001cm" svg:y="4.005cm" style:legend-expansion="high" chart:style-name="ch3"/>
        <chart:plot-area chart:style-name="ch4" table:cell-range-address="test165.B1:test165.D70" chart:data-source-has-labels="both" svg:x="1.279cm" svg:y="1.248cm" svg:width="12.402cm" svg:height="6.643cm">
          <chartooo:coordinate-region svg:x="2.239cm" svg:y="1.248cm" svg:width="11.442cm" svg:height="5.041cm"/>
          <chart:axis chart:dimension="x" chart:name="primary-x" chart:style-name="ch5" chartooo:axis-type="auto">
            <chartooo:date-scale/>
            <chart:title svg:x="6.364cm" svg:y="8.071cm" chart:style-name="ch6">
              <text:p>wall-clock time</text:p>
            </chart:title>
            <chart:categories table:cell-range-address="test165.B2:test165.B70"/>
          </chart:axis>
          <chart:axis chart:dimension="y" chart:name="primary-y" chart:style-name="ch7">
            <chart:title svg:x="0.451cm" svg:y="5.261cm" chart:style-name="ch8">
              <text:p>Seconds</text:p>
            </chart:title>
            <chart:grid chart:style-name="ch9" chart:class="major"/>
          </chart:axis>
          <chart:series chart:style-name="ch10" chart:values-cell-range-address="test165.C2:test165.C70" chart:label-cell-address="test165.C1:test165.C1" chart:class="chart:bar">
            <chart:data-point chart:repeated="59"/>
          </chart:series>
          <chart:series chart:style-name="ch11" chart:values-cell-range-address="test165.D2:test165.D70" chart:label-cell-address="test165.D1:test165.D1" chart:class="chart:bar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5.C1:test165.C1</svg:desc>
                </draw:g>
              </table:table-cell>
              <table:table-cell office:value-type="string">
                <text:p>xfertime</text:p>
                <draw:g>
                  <svg:desc>test165.D1:test16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3:21</text:p>
                <draw:g>
                  <svg:desc>test165.B2:test165.B70</svg:desc>
                </draw:g>
              </table:table-cell>
              <table:table-cell office:value-type="float" office:value="0.016781">
                <text:p>0.016781</text:p>
                <draw:g>
                  <svg:desc>test165.C2:test165.C70</svg:desc>
                </draw:g>
              </table:table-cell>
              <table:table-cell office:value-type="float" office:value="0.007125">
                <text:p>0.007125</text:p>
                <draw:g>
                  <svg:desc>test165.D2:test165.D70</svg:desc>
                </draw:g>
              </table:table-cell>
            </table:table-row>
            <table:table-row>
              <table:table-cell office:value-type="string">
                <text:p>08:43:22</text:p>
              </table:table-cell>
              <table:table-cell office:value-type="float" office:value="0.013553">
                <text:p>0.013553</text:p>
              </table:table-cell>
              <table:table-cell office:value-type="float" office:value="0.001728">
                <text:p>0.001728</text:p>
              </table:table-cell>
            </table:table-row>
            <table:table-row>
              <table:table-cell office:value-type="string">
                <text:p>08:43:23</text:p>
              </table:table-cell>
              <table:table-cell office:value-type="float" office:value="0.012671">
                <text:p>0.012671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08:43:24</text:p>
              </table:table-cell>
              <table:table-cell office:value-type="float" office:value="0.012865">
                <text:p>0.012865</text:p>
              </table:table-cell>
              <table:table-cell office:value-type="float" office:value="0.001626">
                <text:p>0.001626</text:p>
              </table:table-cell>
            </table:table-row>
            <table:table-row>
              <table:table-cell office:value-type="string">
                <text:p>08:43:25</text:p>
              </table:table-cell>
              <table:table-cell office:value-type="float" office:value="0.01298">
                <text:p>0.01298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08:43:26</text:p>
              </table:table-cell>
              <table:table-cell office:value-type="float" office:value="0.012827">
                <text:p>0.012827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string">
                <text:p>08:43:27</text:p>
              </table:table-cell>
              <table:table-cell office:value-type="float" office:value="0.012553">
                <text:p>0.012553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string">
                <text:p>08:43:28</text:p>
              </table:table-cell>
              <table:table-cell office:value-type="float" office:value="0.013511">
                <text:p>0.013511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08:43:29</text:p>
              </table:table-cell>
              <table:table-cell office:value-type="float" office:value="0.013683">
                <text:p>0.013683</text:p>
              </table:table-cell>
              <table:table-cell office:value-type="float" office:value="0.003722">
                <text:p>0.003722</text:p>
              </table:table-cell>
            </table:table-row>
            <table:table-row>
              <table:table-cell office:value-type="string">
                <text:p>08:43:30</text:p>
              </table:table-cell>
              <table:table-cell office:value-type="float" office:value="0.016322">
                <text:p>0.016322</text:p>
              </table:table-cell>
              <table:table-cell office:value-type="float" office:value="0.007896">
                <text:p>0.007896</text:p>
              </table:table-cell>
            </table:table-row>
            <table:table-row>
              <table:table-cell office:value-type="string">
                <text:p>08:43:31</text:p>
              </table:table-cell>
              <table:table-cell office:value-type="float" office:value="0.013501">
                <text:p>0.013501</text:p>
              </table:table-cell>
              <table:table-cell office:value-type="float" office:value="0.002762">
                <text:p>0.002762</text:p>
              </table:table-cell>
            </table:table-row>
            <table:table-row>
              <table:table-cell office:value-type="string">
                <text:p>08:43:32</text:p>
              </table:table-cell>
              <table:table-cell office:value-type="float" office:value="0.013354">
                <text:p>0.013354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08:43:33</text:p>
              </table:table-cell>
              <table:table-cell office:value-type="float" office:value="0.016271">
                <text:p>0.016271</text:p>
              </table:table-cell>
              <table:table-cell office:value-type="float" office:value="0.005379">
                <text:p>0.005379</text:p>
              </table:table-cell>
            </table:table-row>
            <table:table-row>
              <table:table-cell office:value-type="string">
                <text:p>08:43:34</text:p>
              </table:table-cell>
              <table:table-cell office:value-type="float" office:value="0.019733">
                <text:p>0.019733</text:p>
              </table:table-cell>
              <table:table-cell office:value-type="float" office:value="0.006062">
                <text:p>0.006062</text:p>
              </table:table-cell>
            </table:table-row>
            <table:table-row>
              <table:table-cell office:value-type="string">
                <text:p>08:43:35</text:p>
              </table:table-cell>
              <table:table-cell office:value-type="float" office:value="0.017169">
                <text:p>0.017169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08:43:36</text:p>
              </table:table-cell>
              <table:table-cell office:value-type="float" office:value="0.015305">
                <text:p>0.015305</text:p>
              </table:table-cell>
              <table:table-cell office:value-type="float" office:value="0.004346">
                <text:p>0.004346</text:p>
              </table:table-cell>
            </table:table-row>
            <table:table-row>
              <table:table-cell office:value-type="string">
                <text:p>08:43:37</text:p>
              </table:table-cell>
              <table:table-cell office:value-type="float" office:value="0.030027">
                <text:p>0.030027</text:p>
              </table:table-cell>
              <table:table-cell office:value-type="float" office:value="0.005195">
                <text:p>0.005195</text:p>
              </table:table-cell>
            </table:table-row>
            <table:table-row>
              <table:table-cell office:value-type="string">
                <text:p>08:43:38</text:p>
              </table:table-cell>
              <table:table-cell office:value-type="float" office:value="0.013142">
                <text:p>0.013142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08:43:39</text:p>
              </table:table-cell>
              <table:table-cell office:value-type="float" office:value="0.012177">
                <text:p>0.012177</text:p>
              </table:table-cell>
              <table:table-cell office:value-type="float" office:value="0.001816">
                <text:p>0.001816</text:p>
              </table:table-cell>
            </table:table-row>
            <table:table-row>
              <table:table-cell office:value-type="string">
                <text:p>08:43:40</text:p>
              </table:table-cell>
              <table:table-cell office:value-type="float" office:value="0.013135">
                <text:p>0.013135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08:43:41</text:p>
              </table:table-cell>
              <table:table-cell office:value-type="float" office:value="0.027503">
                <text:p>0.027503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string">
                <text:p>08:43:42</text:p>
              </table:table-cell>
              <table:table-cell office:value-type="float" office:value="0.012183">
                <text:p>0.012183</text:p>
              </table:table-cell>
              <table:table-cell office:value-type="float" office:value="0.001794">
                <text:p>0.001794</text:p>
              </table:table-cell>
            </table:table-row>
            <table:table-row>
              <table:table-cell office:value-type="string">
                <text:p>08:43:43</text:p>
              </table:table-cell>
              <table:table-cell office:value-type="float" office:value="0.017613">
                <text:p>0.017613</text:p>
              </table:table-cell>
              <table:table-cell office:value-type="float" office:value="0.004875">
                <text:p>0.004875</text:p>
              </table:table-cell>
            </table:table-row>
            <table:table-row>
              <table:table-cell office:value-type="string">
                <text:p>08:43:44</text:p>
              </table:table-cell>
              <table:table-cell office:value-type="float" office:value="0.013295">
                <text:p>0.013295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08:43:45</text:p>
              </table:table-cell>
              <table:table-cell office:value-type="float" office:value="0.018728">
                <text:p>0.018728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08:43:46</text:p>
              </table:table-cell>
              <table:table-cell office:value-type="float" office:value="0.052815">
                <text:p>0.052815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08:43:47</text:p>
              </table:table-cell>
              <table:table-cell office:value-type="float" office:value="0.016665">
                <text:p>0.016665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string">
                <text:p>08:43:48</text:p>
              </table:table-cell>
              <table:table-cell office:value-type="float" office:value="0.015188">
                <text:p>0.015188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08:43:49</text:p>
              </table:table-cell>
              <table:table-cell office:value-type="float" office:value="0.102596">
                <text:p>0.102596</text:p>
              </table:table-cell>
              <table:table-cell office:value-type="float" office:value="0.021677">
                <text:p>0.021677</text:p>
              </table:table-cell>
            </table:table-row>
            <table:table-row>
              <table:table-cell office:value-type="string">
                <text:p>08:43:50</text:p>
              </table:table-cell>
              <table:table-cell office:value-type="float" office:value="0.018916">
                <text:p>0.018916</text:p>
              </table:table-cell>
              <table:table-cell office:value-type="float" office:value="0.004572">
                <text:p>0.004572</text:p>
              </table:table-cell>
            </table:table-row>
            <table:table-row>
              <table:table-cell office:value-type="string">
                <text:p>08:43:51</text:p>
              </table:table-cell>
              <table:table-cell office:value-type="float" office:value="0.057369">
                <text:p>0.057369</text:p>
              </table:table-cell>
              <table:table-cell office:value-type="float" office:value="0.01022">
                <text:p>0.01022</text:p>
              </table:table-cell>
            </table:table-row>
            <table:table-row>
              <table:table-cell office:value-type="string">
                <text:p>08:43:52</text:p>
              </table:table-cell>
              <table:table-cell office:value-type="float" office:value="0.070097">
                <text:p>0.070097</text:p>
              </table:table-cell>
              <table:table-cell office:value-type="float" office:value="0.011857">
                <text:p>0.011857</text:p>
              </table:table-cell>
            </table:table-row>
            <table:table-row>
              <table:table-cell office:value-type="string">
                <text:p>08:43:53</text:p>
              </table:table-cell>
              <table:table-cell office:value-type="float" office:value="0.034291">
                <text:p>0.034291</text:p>
              </table:table-cell>
              <table:table-cell office:value-type="float" office:value="0.009229">
                <text:p>0.009229</text:p>
              </table:table-cell>
            </table:table-row>
            <table:table-row>
              <table:table-cell office:value-type="string">
                <text:p>08:43:54</text:p>
              </table:table-cell>
              <table:table-cell office:value-type="float" office:value="0.064906">
                <text:p>0.064906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08:43:55</text:p>
              </table:table-cell>
              <table:table-cell office:value-type="float" office:value="0.096258">
                <text:p>0.096258</text:p>
              </table:table-cell>
              <table:table-cell office:value-type="float" office:value="0.024892">
                <text:p>0.024892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0.191416">
                <text:p>0.191416</text:p>
              </table:table-cell>
              <table:table-cell office:value-type="float" office:value="0.047141">
                <text:p>0.047141</text:p>
              </table:table-cell>
            </table:table-row>
            <table:table-row>
              <table:table-cell office:value-type="string">
                <text:p>08:43:57</text:p>
              </table:table-cell>
              <table:table-cell office:value-type="float" office:value="0.054634">
                <text:p>0.054634</text:p>
              </table:table-cell>
              <table:table-cell office:value-type="float" office:value="0.010253">
                <text:p>0.010253</text:p>
              </table:table-cell>
            </table:table-row>
            <table:table-row>
              <table:table-cell office:value-type="string">
                <text:p>08:43:58</text:p>
              </table:table-cell>
              <table:table-cell office:value-type="float" office:value="0.027953">
                <text:p>0.027953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08:43:59</text:p>
              </table:table-cell>
              <table:table-cell office:value-type="float" office:value="0.016316">
                <text:p>0.01631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08:44:00</text:p>
              </table:table-cell>
              <table:table-cell office:value-type="float" office:value="0.052342">
                <text:p>0.052342</text:p>
              </table:table-cell>
              <table:table-cell office:value-type="float" office:value="0.00943">
                <text:p>0.00943</text:p>
              </table:table-cell>
            </table:table-row>
            <table:table-row>
              <table:table-cell office:value-type="string">
                <text:p>08:44:01</text:p>
              </table:table-cell>
              <table:table-cell office:value-type="float" office:value="0.107415">
                <text:p>0.107415</text:p>
              </table:table-cell>
              <table:table-cell office:value-type="float" office:value="0.013985">
                <text:p>0.013985</text:p>
              </table:table-cell>
            </table:table-row>
            <table:table-row>
              <table:table-cell office:value-type="string">
                <text:p>08:44:02</text:p>
              </table:table-cell>
              <table:table-cell office:value-type="float" office:value="0.041083">
                <text:p>0.041083</text:p>
              </table:table-cell>
              <table:table-cell office:value-type="float" office:value="0.008155">
                <text:p>0.008155</text:p>
              </table:table-cell>
            </table:table-row>
            <table:table-row>
              <table:table-cell office:value-type="string">
                <text:p>08:44:03</text:p>
              </table:table-cell>
              <table:table-cell office:value-type="float" office:value="0.059588">
                <text:p>0.059588</text:p>
              </table:table-cell>
              <table:table-cell office:value-type="float" office:value="0.013467">
                <text:p>0.013467</text:p>
              </table:table-cell>
            </table:table-row>
            <table:table-row>
              <table:table-cell office:value-type="string">
                <text:p>08:44:04</text:p>
              </table:table-cell>
              <table:table-cell office:value-type="float" office:value="0.141951">
                <text:p>0.14195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string">
                <text:p>08:44:05</text:p>
              </table:table-cell>
              <table:table-cell office:value-type="float" office:value="0.188426">
                <text:p>0.188426</text:p>
              </table:table-cell>
              <table:table-cell office:value-type="float" office:value="0.035088">
                <text:p>0.035088</text:p>
              </table:table-cell>
            </table:table-row>
            <table:table-row>
              <table:table-cell office:value-type="string">
                <text:p>08:44:06</text:p>
              </table:table-cell>
              <table:table-cell office:value-type="float" office:value="0.17804">
                <text:p>0.17804</text:p>
              </table:table-cell>
              <table:table-cell office:value-type="float" office:value="0.027394">
                <text:p>0.027394</text:p>
              </table:table-cell>
            </table:table-row>
            <table:table-row>
              <table:table-cell office:value-type="string">
                <text:p>08:44:07</text:p>
              </table:table-cell>
              <table:table-cell office:value-type="float" office:value="0.294013">
                <text:p>0.294013</text:p>
              </table:table-cell>
              <table:table-cell office:value-type="float" office:value="0.031424">
                <text:p>0.031424</text:p>
              </table:table-cell>
            </table:table-row>
            <table:table-row>
              <table:table-cell office:value-type="string">
                <text:p>08:44:08</text:p>
              </table:table-cell>
              <table:table-cell office:value-type="float" office:value="0.81511">
                <text:p>0.81511</text:p>
              </table:table-cell>
              <table:table-cell office:value-type="float" office:value="0.057857">
                <text:p>0.057857</text:p>
              </table:table-cell>
            </table:table-row>
            <table:table-row>
              <table:table-cell office:value-type="string">
                <text:p>08:44:09</text:p>
              </table:table-cell>
              <table:table-cell office:value-type="float" office:value="1.083486">
                <text:p>1.083486</text:p>
              </table:table-cell>
              <table:table-cell office:value-type="float" office:value="0.114349">
                <text:p>0.114349</text:p>
              </table:table-cell>
            </table:table-row>
            <table:table-row>
              <table:table-cell office:value-type="string">
                <text:p>08:44:10</text:p>
              </table:table-cell>
              <table:table-cell office:value-type="float" office:value="1.056783">
                <text:p>1.056783</text:p>
              </table:table-cell>
              <table:table-cell office:value-type="float" office:value="0.057473">
                <text:p>0.057473</text:p>
              </table:table-cell>
            </table:table-row>
            <table:table-row>
              <table:table-cell office:value-type="string">
                <text:p>08:44:11</text:p>
              </table:table-cell>
              <table:table-cell office:value-type="float" office:value="0.83478">
                <text:p>0.83478</text:p>
              </table:table-cell>
              <table:table-cell office:value-type="float" office:value="0.058876">
                <text:p>0.058876</text:p>
              </table:table-cell>
            </table:table-row>
            <table:table-row>
              <table:table-cell office:value-type="string">
                <text:p>08:44:12</text:p>
              </table:table-cell>
              <table:table-cell office:value-type="float" office:value="5.750103">
                <text:p>5.750103</text:p>
              </table:table-cell>
              <table:table-cell office:value-type="float" office:value="0.070349">
                <text:p>0.070349</text:p>
              </table:table-cell>
            </table:table-row>
            <table:table-row>
              <table:table-cell office:value-type="string">
                <text:p>08:44:13</text:p>
              </table:table-cell>
              <table:table-cell office:value-type="float" office:value="7.579511">
                <text:p>7.579511</text:p>
              </table:table-cell>
              <table:table-cell office:value-type="float" office:value="0.016076">
                <text:p>0.016076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7.199446">
                <text:p>7.199446</text:p>
              </table:table-cell>
              <table:table-cell office:value-type="float" office:value="0.01951">
                <text:p>0.01951</text:p>
              </table:table-cell>
            </table:table-row>
            <table:table-row>
              <table:table-cell office:value-type="string">
                <text:p>08:44:15</text:p>
              </table:table-cell>
              <table:table-cell office:value-type="float" office:value="7.382535">
                <text:p>7.382535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08:44:16</text:p>
              </table:table-cell>
              <table:table-cell office:value-type="float" office:value="7.209315">
                <text:p>7.209315</text:p>
              </table:table-cell>
              <table:table-cell office:value-type="float" office:value="0.028902">
                <text:p>0.028902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7.14466">
                <text:p>7.14466</text:p>
              </table:table-cell>
              <table:table-cell office:value-type="float" office:value="0.022049">
                <text:p>0.022049</text:p>
              </table:table-cell>
            </table:table-row>
            <table:table-row>
              <table:table-cell office:value-type="string">
                <text:p>08:44:18</text:p>
              </table:table-cell>
              <table:table-cell office:value-type="float" office:value="7.253021">
                <text:p>7.253021</text:p>
              </table:table-cell>
              <table:table-cell office:value-type="float" office:value="0.02088">
                <text:p>0.02088</text:p>
              </table:table-cell>
            </table:table-row>
            <table:table-row>
              <table:table-cell office:value-type="string">
                <text:p>08:44:19</text:p>
              </table:table-cell>
              <table:table-cell office:value-type="float" office:value="7.46833">
                <text:p>7.46833</text:p>
              </table:table-cell>
              <table:table-cell office:value-type="float" office:value="0.035121">
                <text:p>0.035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test 165, no-cache header sent</text:p>
        </chart:title>
        <chart:legend chart:legend-position="end" svg:x="14.398cm" svg:y="4.227cm" style:legend-expansion="high" chart:style-name="ch3"/>
        <chart:plot-area chart:style-name="ch4" table:cell-range-address="test165.B2:test165.B70 test165.F1:test165.F70" chart:data-source-has-labels="both" svg:x="1.279cm" svg:y="1.248cm" svg:width="12.799cm" svg:height="6.643cm">
          <chartooo:coordinate-region svg:x="2.641cm" svg:y="1.248cm" svg:width="11.437cm" svg:height="5.041cm"/>
          <chart:axis chart:dimension="x" chart:name="primary-x" chart:style-name="ch5" chartooo:axis-type="auto">
            <chartooo:date-scale/>
            <chart:title svg:x="6.562cm" svg:y="8.071cm" chart:style-name="ch6">
              <text:p>wall-clock time</text:p>
            </chart:title>
            <chart:categories table:cell-range-address="test165.B2:test165.B70"/>
          </chart:axis>
          <chart:axis chart:dimension="y" chart:name="primary-y" chart:style-name="ch7">
            <chart:title svg:x="0.451cm" svg:y="5.261cm" chart:style-name="ch8">
              <text:p>Seconds</text:p>
            </chart:title>
            <chart:grid chart:style-name="ch9" chart:class="major"/>
          </chart:axis>
          <chart:series chart:style-name="ch10" chart:values-cell-range-address="test165.F2:test165.F70" chart:label-cell-address="test165.F1:test165.F1" chart:class="chart:bar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5.F1:test16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3:21</text:p>
                <draw:g>
                  <svg:desc>test165.B2:test165.B70</svg:desc>
                </draw:g>
              </table:table-cell>
              <table:table-cell office:value-type="float" office:value="127764">
                <text:p>127764</text:p>
                <draw:g>
                  <svg:desc>test165.F2:test165.F70</svg:desc>
                </draw:g>
              </table:table-cell>
            </table:table-row>
            <table:table-row>
              <table:table-cell office:value-type="string">
                <text:p>08:43:22</text:p>
              </table:table-cell>
              <table:table-cell office:value-type="float" office:value="36586">
                <text:p>36586</text:p>
              </table:table-cell>
            </table:table-row>
            <table:table-row>
              <table:table-cell office:value-type="string">
                <text:p>08:43:23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string">
                <text:p>08:43:24</text:p>
              </table:table-cell>
              <table:table-cell office:value-type="float" office:value="33014">
                <text:p>33014</text:p>
              </table:table-cell>
            </table:table-row>
            <table:table-row>
              <table:table-cell office:value-type="string">
                <text:p>08:43:25</text:p>
              </table:table-cell>
              <table:table-cell office:value-type="float" office:value="42361">
                <text:p>42361</text:p>
              </table:table-cell>
            </table:table-row>
            <table:table-row>
              <table:table-cell office:value-type="string">
                <text:p>08:43:26</text:p>
              </table:table-cell>
              <table:table-cell office:value-type="float" office:value="33834">
                <text:p>33834</text:p>
              </table:table-cell>
            </table:table-row>
            <table:table-row>
              <table:table-cell office:value-type="string">
                <text:p>08:43:27</text:p>
              </table:table-cell>
              <table:table-cell office:value-type="float" office:value="29674">
                <text:p>29674</text:p>
              </table:table-cell>
            </table:table-row>
            <table:table-row>
              <table:table-cell office:value-type="string">
                <text:p>08:43:28</text:p>
              </table:table-cell>
              <table:table-cell office:value-type="float" office:value="54113">
                <text:p>54113</text:p>
              </table:table-cell>
            </table:table-row>
            <table:table-row>
              <table:table-cell office:value-type="string">
                <text:p>08:43:29</text:p>
              </table:table-cell>
              <table:table-cell office:value-type="float" office:value="68752">
                <text:p>68752</text:p>
              </table:table-cell>
            </table:table-row>
            <table:table-row>
              <table:table-cell office:value-type="string">
                <text:p>08:43:30</text:p>
              </table:table-cell>
              <table:table-cell office:value-type="float" office:value="104901">
                <text:p>104901</text:p>
              </table:table-cell>
            </table:table-row>
            <table:table-row>
              <table:table-cell office:value-type="string">
                <text:p>08:43:31</text:p>
              </table:table-cell>
              <table:table-cell office:value-type="float" office:value="53550">
                <text:p>53550</text:p>
              </table:table-cell>
            </table:table-row>
            <table:table-row>
              <table:table-cell office:value-type="string">
                <text:p>08:43:32</text:p>
              </table:table-cell>
              <table:table-cell office:value-type="float" office:value="62929">
                <text:p>62929</text:p>
              </table:table-cell>
            </table:table-row>
            <table:table-row>
              <table:table-cell office:value-type="string">
                <text:p>08:43:33</text:p>
              </table:table-cell>
              <table:table-cell office:value-type="float" office:value="98836">
                <text:p>98836</text:p>
              </table:table-cell>
            </table:table-row>
            <table:table-row>
              <table:table-cell office:value-type="string">
                <text:p>08:43:34</text:p>
              </table:table-cell>
              <table:table-cell office:value-type="float" office:value="97363">
                <text:p>97363</text:p>
              </table:table-cell>
            </table:table-row>
            <table:table-row>
              <table:table-cell office:value-type="string">
                <text:p>08:43:35</text:p>
              </table:table-cell>
              <table:table-cell office:value-type="float" office:value="80115">
                <text:p>80115</text:p>
              </table:table-cell>
            </table:table-row>
            <table:table-row>
              <table:table-cell office:value-type="string">
                <text:p>08:43:36</text:p>
              </table:table-cell>
              <table:table-cell office:value-type="float" office:value="67807">
                <text:p>67807</text:p>
              </table:table-cell>
            </table:table-row>
            <table:table-row>
              <table:table-cell office:value-type="string">
                <text:p>08:43:37</text:p>
              </table:table-cell>
              <table:table-cell office:value-type="float" office:value="66251">
                <text:p>66251</text:p>
              </table:table-cell>
            </table:table-row>
            <table:table-row>
              <table:table-cell office:value-type="string">
                <text:p>08:43:38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string">
                <text:p>08:43:39</text:p>
              </table:table-cell>
              <table:table-cell office:value-type="float" office:value="34279">
                <text:p>34279</text:p>
              </table:table-cell>
            </table:table-row>
            <table:table-row>
              <table:table-cell office:value-type="string">
                <text:p>08:43:40</text:p>
              </table:table-cell>
              <table:table-cell office:value-type="float" office:value="61217">
                <text:p>61217</text:p>
              </table:table-cell>
            </table:table-row>
            <table:table-row>
              <table:table-cell office:value-type="string">
                <text:p>08:43:41</text:p>
              </table:table-cell>
              <table:table-cell office:value-type="float" office:value="58438">
                <text:p>58438</text:p>
              </table:table-cell>
            </table:table-row>
            <table:table-row>
              <table:table-cell office:value-type="string">
                <text:p>08:43:42</text:p>
              </table:table-cell>
              <table:table-cell office:value-type="float" office:value="34785">
                <text:p>34785</text:p>
              </table:table-cell>
            </table:table-row>
            <table:table-row>
              <table:table-cell office:value-type="string">
                <text:p>08:43:43</text:p>
              </table:table-cell>
              <table:table-cell office:value-type="float" office:value="65359">
                <text:p>65359</text:p>
              </table:table-cell>
            </table:table-row>
            <table:table-row>
              <table:table-cell office:value-type="string">
                <text:p>08:43:44</text:p>
              </table:table-cell>
              <table:table-cell office:value-type="float" office:value="39900">
                <text:p>39900</text:p>
              </table:table-cell>
            </table:table-row>
            <table:table-row>
              <table:table-cell office:value-type="string">
                <text:p>08:43:45</text:p>
              </table:table-cell>
              <table:table-cell office:value-type="float" office:value="62545">
                <text:p>62545</text:p>
              </table:table-cell>
            </table:table-row>
            <table:table-row>
              <table:table-cell office:value-type="string">
                <text:p>08:43:46</text:p>
              </table:table-cell>
              <table:table-cell office:value-type="float" office:value="97857">
                <text:p>97857</text:p>
              </table:table-cell>
            </table:table-row>
            <table:table-row>
              <table:table-cell office:value-type="string">
                <text:p>08:43:47</text:p>
              </table:table-cell>
              <table:table-cell office:value-type="float" office:value="63520">
                <text:p>63520</text:p>
              </table:table-cell>
            </table:table-row>
            <table:table-row>
              <table:table-cell office:value-type="string">
                <text:p>08:43:48</text:p>
              </table:table-cell>
              <table:table-cell office:value-type="float" office:value="51171">
                <text:p>51171</text:p>
              </table:table-cell>
            </table:table-row>
            <table:table-row>
              <table:table-cell office:value-type="string">
                <text:p>08:43:49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08:43:50</text:p>
              </table:table-cell>
              <table:table-cell office:value-type="float" office:value="62486">
                <text:p>62486</text:p>
              </table:table-cell>
            </table:table-row>
            <table:table-row>
              <table:table-cell office:value-type="string">
                <text:p>08:43:51</text:p>
              </table:table-cell>
              <table:table-cell office:value-type="float" office:value="83924">
                <text:p>83924</text:p>
              </table:table-cell>
            </table:table-row>
            <table:table-row>
              <table:table-cell office:value-type="string">
                <text:p>08:43:52</text:p>
              </table:table-cell>
              <table:table-cell office:value-type="float" office:value="60396">
                <text:p>60396</text:p>
              </table:table-cell>
            </table:table-row>
            <table:table-row>
              <table:table-cell office:value-type="string">
                <text:p>08:43:53</text:p>
              </table:table-cell>
              <table:table-cell office:value-type="float" office:value="74847">
                <text:p>74847</text:p>
              </table:table-cell>
            </table:table-row>
            <table:table-row>
              <table:table-cell office:value-type="string">
                <text:p>08:43:54</text:p>
              </table:table-cell>
              <table:table-cell office:value-type="float" office:value="89829">
                <text:p>89829</text:p>
              </table:table-cell>
            </table:table-row>
            <table:table-row>
              <table:table-cell office:value-type="string">
                <text:p>08:43:55</text:p>
              </table:table-cell>
              <table:table-cell office:value-type="float" office:value="94054">
                <text:p>94054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98267">
                <text:p>98267</text:p>
              </table:table-cell>
            </table:table-row>
            <table:table-row>
              <table:table-cell office:value-type="string">
                <text:p>08:43:57</text:p>
              </table:table-cell>
              <table:table-cell office:value-type="float" office:value="69122">
                <text:p>69122</text:p>
              </table:table-cell>
            </table:table-row>
            <table:table-row>
              <table:table-cell office:value-type="string">
                <text:p>08:43:58</text:p>
              </table:table-cell>
              <table:table-cell office:value-type="float" office:value="47930">
                <text:p>47930</text:p>
              </table:table-cell>
            </table:table-row>
            <table:table-row>
              <table:table-cell office:value-type="string">
                <text:p>08:43:59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08:44:00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string">
                <text:p>08:44:01</text:p>
              </table:table-cell>
              <table:table-cell office:value-type="float" office:value="71877">
                <text:p>71877</text:p>
              </table:table-cell>
            </table:table-row>
            <table:table-row>
              <table:table-cell office:value-type="string">
                <text:p>08:44:02</text:p>
              </table:table-cell>
              <table:table-cell office:value-type="float" office:value="61916">
                <text:p>61916</text:p>
              </table:table-cell>
            </table:table-row>
            <table:table-row>
              <table:table-cell office:value-type="string">
                <text:p>08:44:03</text:p>
              </table:table-cell>
              <table:table-cell office:value-type="float" office:value="64829">
                <text:p>64829</text:p>
              </table:table-cell>
            </table:table-row>
            <table:table-row>
              <table:table-cell office:value-type="string">
                <text:p>08:44:04</text:p>
              </table:table-cell>
              <table:table-cell office:value-type="float" office:value="75027">
                <text:p>75027</text:p>
              </table:table-cell>
            </table:table-row>
            <table:table-row>
              <table:table-cell office:value-type="string">
                <text:p>08:44:05</text:p>
              </table:table-cell>
              <table:table-cell office:value-type="float" office:value="86417">
                <text:p>86417</text:p>
              </table:table-cell>
            </table:table-row>
            <table:table-row>
              <table:table-cell office:value-type="string">
                <text:p>08:44:06</text:p>
              </table:table-cell>
              <table:table-cell office:value-type="float" office:value="78293">
                <text:p>78293</text:p>
              </table:table-cell>
            </table:table-row>
            <table:table-row>
              <table:table-cell office:value-type="string">
                <text:p>08:44:07</text:p>
              </table:table-cell>
              <table:table-cell office:value-type="float" office:value="84141">
                <text:p>84141</text:p>
              </table:table-cell>
            </table:table-row>
            <table:table-row>
              <table:table-cell office:value-type="string">
                <text:p>08:44:08</text:p>
              </table:table-cell>
              <table:table-cell office:value-type="float" office:value="77757">
                <text:p>77757</text:p>
              </table:table-cell>
            </table:table-row>
            <table:table-row>
              <table:table-cell office:value-type="string">
                <text:p>08:44:09</text:p>
              </table:table-cell>
              <table:table-cell office:value-type="float" office:value="113673">
                <text:p>113673</text:p>
              </table:table-cell>
            </table:table-row>
            <table:table-row>
              <table:table-cell office:value-type="string">
                <text:p>08:44:10</text:p>
              </table:table-cell>
              <table:table-cell office:value-type="float" office:value="61928">
                <text:p>61928</text:p>
              </table:table-cell>
            </table:table-row>
            <table:table-row>
              <table:table-cell office:value-type="string">
                <text:p>08:44:11</text:p>
              </table:table-cell>
              <table:table-cell office:value-type="float" office:value="107190">
                <text:p>107190</text:p>
              </table:table-cell>
            </table:table-row>
            <table:table-row>
              <table:table-cell office:value-type="string">
                <text:p>08:44:12</text:p>
              </table:table-cell>
              <table:table-cell office:value-type="float" office:value="72180">
                <text:p>72180</text:p>
              </table:table-cell>
            </table:table-row>
            <table:table-row>
              <table:table-cell office:value-type="string">
                <text:p>08:44:13</text:p>
              </table:table-cell>
              <table:table-cell office:value-type="float" office:value="42694">
                <text:p>42694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74428">
                <text:p>74428</text:p>
              </table:table-cell>
            </table:table-row>
            <table:table-row>
              <table:table-cell office:value-type="string">
                <text:p>08:44:15</text:p>
              </table:table-cell>
              <table:table-cell office:value-type="float" office:value="53836">
                <text:p>53836</text:p>
              </table:table-cell>
            </table:table-row>
            <table:table-row>
              <table:table-cell office:value-type="string">
                <text:p>08:44:16</text:p>
              </table:table-cell>
              <table:table-cell office:value-type="float" office:value="74492">
                <text:p>74492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74051">
                <text:p>74051</text:p>
              </table:table-cell>
            </table:table-row>
            <table:table-row>
              <table:table-cell office:value-type="string">
                <text:p>08:44:18</text:p>
              </table:table-cell>
              <table:table-cell office:value-type="float" office:value="78072">
                <text:p>78072</text:p>
              </table:table-cell>
            </table:table-row>
            <table:table-row>
              <table:table-cell office:value-type="string">
                <text:p>08:44:19</text:p>
              </table:table-cell>
              <table:table-cell office:value-type="float" office:value="82116">
                <text:p>82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test 165, no-cache header sent</text:p>
        </chart:title>
        <chart:legend chart:legend-position="end" svg:x="13.366cm" svg:y="4.227cm" style:legend-expansion="high" chart:style-name="ch3"/>
        <chart:plot-area chart:style-name="ch4" table:cell-range-address="test165.B2:test165.B70 test165.G1:test165.G70" chart:data-source-has-labels="both" svg:x="1.279cm" svg:y="1.248cm" svg:width="11.767cm" svg:height="6.643cm">
          <chartooo:coordinate-region svg:x="2.271cm" svg:y="1.248cm" svg:width="10.775cm" svg:height="5.04cm"/>
          <chart:axis chart:dimension="x" chart:name="primary-x" chart:style-name="ch5" chartooo:axis-type="auto">
            <chartooo:date-scale/>
            <chart:title svg:x="6.046cm" svg:y="8.071cm" chart:style-name="ch6">
              <text:p>wall-clock time</text:p>
            </chart:title>
            <chart:categories table:cell-range-address="test165.B2:test165.B70"/>
          </chart:axis>
          <chart:axis chart:dimension="y" chart:name="primary-y" chart:style-name="ch7">
            <chart:title svg:x="0.451cm" svg:y="5.261cm" chart:style-name="ch8">
              <text:p>Seconds</text:p>
            </chart:title>
            <chart:grid chart:style-name="ch9" chart:class="major"/>
          </chart:axis>
          <chart:series chart:style-name="ch10" chart:values-cell-range-address="test165.G2:test165.G70" chart:label-cell-address="test165.G1:test165.G1" chart:class="chart:bar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5.G1:test16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:43:21</text:p>
                <draw:g>
                  <svg:desc>test165.B2:test165.B70</svg:desc>
                </draw:g>
              </table:table-cell>
              <table:table-cell office:value-type="float" office:value="42">
                <text:p>42</text:p>
                <draw:g>
                  <svg:desc>test165.G2:test165.G70</svg:desc>
                </draw:g>
              </table:table-cell>
            </table:table-row>
            <table:table-row>
              <table:table-cell office:value-type="string">
                <text:p>08:43: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8:43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8:43: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8:43: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8:43: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8:43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3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3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3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8:43:3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08:43: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8:43: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8:43: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8:43: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8:43:3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08:43: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8:43: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8:43: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8:43: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8:43:4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08:43: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8:43:4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8:43: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8:43: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8:43:4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08:43: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8:43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8:43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8:43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8:43:5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8:43: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8:43:5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8:43:5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8:43:5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08:43:5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8:43:5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8:43:5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8:44: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8:44:0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08:44: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8:44:0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8:44: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8:44:0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8:44: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08:44:0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0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0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8:44:19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4.848cm" svg:y="0.315cm" chart:style-name="ch2">
          <text:p>test 165, no-cache header sent</text:p>
        </chart:title>
        <chart:legend chart:legend-position="end" svg:x="14.001cm" svg:y="4.005cm" style:legend-expansion="high" chart:style-name="ch3"/>
        <chart:plot-area chart:style-name="ch4" table:cell-range-address="test165.G1:test165.G70 test165.C1:test165.D70" chart:data-source-has-labels="row" svg:x="1.279cm" svg:y="1.248cm" svg:width="12.402cm" svg:height="6.643cm">
          <chartooo:coordinate-region svg:x="1.715cm" svg:y="1.421cm" svg:width="11.594cm" svg:height="5.876cm"/>
          <chart:axis chart:dimension="x" chart:name="primary-x" chart:style-name="ch5">
            <chart:title svg:x="6.364cm" svg:y="8.071cm" chart:style-name="ch6">
              <text:p>wall-clock time</text:p>
            </chart:title>
          </chart:axis>
          <chart:axis chart:dimension="y" chart:name="primary-y" chart:style-name="ch5">
            <chart:title svg:x="0.451cm" svg:y="5.261cm" chart:style-name="ch7">
              <text:p>Seconds</text:p>
            </chart:title>
            <chart:grid chart:style-name="ch8" chart:class="major"/>
          </chart:axis>
          <chart:series chart:style-name="ch9" chart:values-cell-range-address="test165.C2:test165.C70" chart:label-cell-address="test165.C1:test165.C1" chart:class="chart:scatter">
            <chart:domain table:cell-range-address="test165.G2:test165.G70"/>
            <chart:data-point chart:repeated="59"/>
          </chart:series>
          <chart:series chart:style-name="ch10" chart:values-cell-range-address="test165.D2:test165.D70" chart:label-cell-address="test165.D1:test165.D1" chart:class="chart:scatter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5.C1:test165.C1</svg:desc>
                </draw:g>
              </table:table-cell>
              <table:table-cell office:value-type="string">
                <text:p>xfertime</text:p>
                <draw:g>
                  <svg:desc>test165.D1:test16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165.G2:test165.G70</svg:desc>
                </draw:g>
              </table:table-cell>
              <table:table-cell office:value-type="float" office:value="0.016781">
                <text:p>0.016781</text:p>
                <draw:g>
                  <svg:desc>test165.C2:test165.C70</svg:desc>
                </draw:g>
              </table:table-cell>
              <table:table-cell office:value-type="float" office:value="0.007125">
                <text:p>0.007125</text:p>
                <draw:g>
                  <svg:desc>test165.D2:test165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3553">
                <text:p>0.013553</text:p>
              </table:table-cell>
              <table:table-cell office:value-type="float" office:value="0.001728">
                <text:p>0.001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2671">
                <text:p>0.012671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2865">
                <text:p>0.012865</text:p>
              </table:table-cell>
              <table:table-cell office:value-type="float" office:value="0.001626">
                <text:p>0.001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98">
                <text:p>0.01298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">
                <text:p>137</text:p>
              </table:table-cell>
              <table:table-cell office:value-type="float" office:value="0.012827">
                <text:p>0.012827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2553">
                <text:p>0.012553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3511">
                <text:p>0.013511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3683">
                <text:p>0.013683</text:p>
              </table:table-cell>
              <table:table-cell office:value-type="float" office:value="0.003722">
                <text:p>0.003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6322">
                <text:p>0.016322</text:p>
              </table:table-cell>
              <table:table-cell office:value-type="float" office:value="0.007896">
                <text:p>0.007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">
                <text:p>247</text:p>
              </table:table-cell>
              <table:table-cell office:value-type="float" office:value="0.013501">
                <text:p>0.013501</text:p>
              </table:table-cell>
              <table:table-cell office:value-type="float" office:value="0.002762">
                <text:p>0.002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3354">
                <text:p>0.013354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6271">
                <text:p>0.016271</text:p>
              </table:table-cell>
              <table:table-cell office:value-type="float" office:value="0.005379">
                <text:p>0.005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9733">
                <text:p>0.019733</text:p>
              </table:table-cell>
              <table:table-cell office:value-type="float" office:value="0.006062">
                <text:p>0.006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7169">
                <text:p>0.017169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8">
                <text:p>348</text:p>
              </table:table-cell>
              <table:table-cell office:value-type="float" office:value="0.015305">
                <text:p>0.015305</text:p>
              </table:table-cell>
              <table:table-cell office:value-type="float" office:value="0.004346">
                <text:p>0.004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30027">
                <text:p>0.030027</text:p>
              </table:table-cell>
              <table:table-cell office:value-type="float" office:value="0.005195">
                <text:p>0.005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3142">
                <text:p>0.013142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2177">
                <text:p>0.012177</text:p>
              </table:table-cell>
              <table:table-cell office:value-type="float" office:value="0.001816">
                <text:p>0.001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3135">
                <text:p>0.013135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">
                <text:p>441</text:p>
              </table:table-cell>
              <table:table-cell office:value-type="float" office:value="0.027503">
                <text:p>0.027503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12183">
                <text:p>0.012183</text:p>
              </table:table-cell>
              <table:table-cell office:value-type="float" office:value="0.001794">
                <text:p>0.001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17613">
                <text:p>0.017613</text:p>
              </table:table-cell>
              <table:table-cell office:value-type="float" office:value="0.004875">
                <text:p>0.004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13295">
                <text:p>0.013295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18728">
                <text:p>0.018728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">
                <text:p>540</text:p>
              </table:table-cell>
              <table:table-cell office:value-type="float" office:value="0.052815">
                <text:p>0.052815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16665">
                <text:p>0.016665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15188">
                <text:p>0.015188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102596">
                <text:p>0.102596</text:p>
              </table:table-cell>
              <table:table-cell office:value-type="float" office:value="0.021677">
                <text:p>0.021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18916">
                <text:p>0.018916</text:p>
              </table:table-cell>
              <table:table-cell office:value-type="float" office:value="0.004572">
                <text:p>0.004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">
                <text:p>640</text:p>
              </table:table-cell>
              <table:table-cell office:value-type="float" office:value="0.057369">
                <text:p>0.057369</text:p>
              </table:table-cell>
              <table:table-cell office:value-type="float" office:value="0.01022">
                <text:p>0.01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70097">
                <text:p>0.070097</text:p>
              </table:table-cell>
              <table:table-cell office:value-type="float" office:value="0.011857">
                <text:p>0.011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34291">
                <text:p>0.034291</text:p>
              </table:table-cell>
              <table:table-cell office:value-type="float" office:value="0.009229">
                <text:p>0.009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64906">
                <text:p>0.064906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096258">
                <text:p>0.096258</text:p>
              </table:table-cell>
              <table:table-cell office:value-type="float" office:value="0.024892">
                <text:p>0.024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3">
                <text:p>743</text:p>
              </table:table-cell>
              <table:table-cell office:value-type="float" office:value="0.191416">
                <text:p>0.191416</text:p>
              </table:table-cell>
              <table:table-cell office:value-type="float" office:value="0.047141">
                <text:p>0.047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54634">
                <text:p>0.054634</text:p>
              </table:table-cell>
              <table:table-cell office:value-type="float" office:value="0.010253">
                <text:p>0.010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27953">
                <text:p>0.027953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6316">
                <text:p>0.01631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52342">
                <text:p>0.052342</text:p>
              </table:table-cell>
              <table:table-cell office:value-type="float" office:value="0.00943">
                <text:p>0.00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8">
                <text:p>848</text:p>
              </table:table-cell>
              <table:table-cell office:value-type="float" office:value="0.107415">
                <text:p>0.107415</text:p>
              </table:table-cell>
              <table:table-cell office:value-type="float" office:value="0.013985">
                <text:p>0.013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41083">
                <text:p>0.041083</text:p>
              </table:table-cell>
              <table:table-cell office:value-type="float" office:value="0.008155">
                <text:p>0.008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59588">
                <text:p>0.059588</text:p>
              </table:table-cell>
              <table:table-cell office:value-type="float" office:value="0.013467">
                <text:p>0.013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141951">
                <text:p>0.14195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188426">
                <text:p>0.188426</text:p>
              </table:table-cell>
              <table:table-cell office:value-type="float" office:value="0.035088">
                <text:p>0.035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3">
                <text:p>943</text:p>
              </table:table-cell>
              <table:table-cell office:value-type="float" office:value="0.17804">
                <text:p>0.17804</text:p>
              </table:table-cell>
              <table:table-cell office:value-type="float" office:value="0.027394">
                <text:p>0.027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294013">
                <text:p>0.294013</text:p>
              </table:table-cell>
              <table:table-cell office:value-type="float" office:value="0.031424">
                <text:p>0.03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81511">
                <text:p>0.81511</text:p>
              </table:table-cell>
              <table:table-cell office:value-type="float" office:value="0.057857">
                <text:p>0.057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1.083486">
                <text:p>1.083486</text:p>
              </table:table-cell>
              <table:table-cell office:value-type="float" office:value="0.114349">
                <text:p>0.114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1.056783">
                <text:p>1.056783</text:p>
              </table:table-cell>
              <table:table-cell office:value-type="float" office:value="0.057473">
                <text:p>0.057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83478">
                <text:p>0.83478</text:p>
              </table:table-cell>
              <table:table-cell office:value-type="float" office:value="0.058876">
                <text:p>0.058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5.750103">
                <text:p>5.750103</text:p>
              </table:table-cell>
              <table:table-cell office:value-type="float" office:value="0.070349">
                <text:p>0.0703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7.579511">
                <text:p>7.579511</text:p>
              </table:table-cell>
              <table:table-cell office:value-type="float" office:value="0.016076">
                <text:p>0.016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7.199446">
                <text:p>7.199446</text:p>
              </table:table-cell>
              <table:table-cell office:value-type="float" office:value="0.01951">
                <text:p>0.01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7.382535">
                <text:p>7.382535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7.209315">
                <text:p>7.209315</text:p>
              </table:table-cell>
              <table:table-cell office:value-type="float" office:value="0.028902">
                <text:p>0.028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7.14466">
                <text:p>7.14466</text:p>
              </table:table-cell>
              <table:table-cell office:value-type="float" office:value="0.022049">
                <text:p>0.022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7.253021">
                <text:p>7.253021</text:p>
              </table:table-cell>
              <table:table-cell office:value-type="float" office:value="0.02088">
                <text:p>0.02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7.46833">
                <text:p>7.46833</text:p>
              </table:table-cell>
              <table:table-cell office:value-type="float" office:value="0.035121">
                <text:p>0.035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